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3.91pt"/>
    </style:style>
    <style:style style:name="co5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c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ggregation</text:p>
          </table:table-cell>
          <table:table-cell table:style-name="ce1" office:value-type="string" calcext:value-type="string">
            <text:p>Complexity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mmm linear 1</text:p>
          </table:table-cell>
          <table:table-cell table:formula="of:=VLOOKUP([.$C2];['Data mapping'.$A$2:.$B$22];2;0)&amp;&quot;_&quot;&amp;VLOOKUP([.$D2];['Data mapping'.$D$2:.$E$22];2;0)&amp;&quot;_&quot;&amp;VLOOKUP([.$E2];['Data mapping'.$G$2:.$H$22];2;0)&amp;&quot;_&quot;&amp;VLOOKUP([.$F2];['Data mapping'.$J$2:.$K$22];2;0)&amp;&quot;_&quot;&amp;VLOOKUP([.$G2];['Data mapping'.$M$2:.$N$22];2;0)&amp;&quot;_&quot;&amp;VLOOKUP([.$H2];['Data mapping'.$P$2:.$Q$22];2;0)&amp;&quot;_&quot;&amp;VLOOKUP([.$I2];['Data mapping'.$S$2:.$T$22];2;0)&amp;&quot;_&quot;&amp;VLOOKUP([.$J2];['Data mapping'.$V$2:.$W$22];2;0)" office:value-type="string" office:string-value="mmm_sup_regr_gau_id_day_lin_mws" calcext:value-type="string">
            <text:p>mmm_sup_regr_gau_id_day_lin_mws</text:p>
          </table:table-cell>
          <table:table-cell office:value-type="string" calcext:value-type="string">
            <text:p>Marketing Mix Modeling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edia, Weather, Seas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ngepoint</text:p>
          </table:table-cell>
          <table:table-cell table:formula="of:=VLOOKUP([.$C3];['Data mapping'.$A$2:.$B$22];2;0)&amp;&quot;_&quot;&amp;VLOOKUP([.$D3];['Data mapping'.$D$2:.$E$22];2;0)&amp;&quot;_&quot;&amp;VLOOKUP([.$E3];['Data mapping'.$G$2:.$H$22];2;0)&amp;&quot;_&quot;&amp;VLOOKUP([.$F3];['Data mapping'.$J$2:.$K$22];2;0)&amp;&quot;_&quot;&amp;VLOOKUP([.$G3];['Data mapping'.$M$2:.$N$22];2;0)&amp;&quot;_&quot;&amp;VLOOKUP([.$H3];['Data mapping'.$P$2:.$Q$22];2;0)&amp;&quot;_&quot;&amp;VLOOKUP([.$I3];['Data mapping'.$S$2:.$T$22];2;0)&amp;&quot;_&quot;&amp;VLOOKUP([.$J3];['Data mapping'.$V$2:.$W$22];2;0)" office:value-type="string" office:string-value="cpts_sup_regr_gau_id_day_lin_resp" calcext:value-type="string">
            <text:p>cpts_sup_regr_gau_id_day_lin_resp</text:p>
          </table:table-cell>
          <table:table-cell office:value-type="string" calcext:value-type="string">
            <text:p>Changepoint timeserie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sponse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VLOOKUP([.$C4];['Data mapping'.$A$2:.$B$22];2;0)&amp;&quot;_&quot;&amp;VLOOKUP([.$D4];['Data mapping'.$D$2:.$E$22];2;0)&amp;&quot;_&quot;&amp;VLOOKUP([.$E4];['Data mapping'.$G$2:.$H$22];2;0)&amp;&quot;_&quot;&amp;VLOOKUP([.$F4];['Data mapping'.$J$2:.$K$22];2;0)&amp;&quot;_&quot;&amp;VLOOKUP([.$G4];['Data mapping'.$M$2:.$N$22];2;0)&amp;&quot;_&quot;&amp;VLOOKUP([.$H4];['Data mapping'.$P$2:.$Q$22];2;0)&amp;&quot;_&quot;&amp;VLOOKUP([.$I4];['Data mapping'.$S$2:.$T$22];2;0)&amp;&quot;_&quot;&amp;VLOOKUP([.$J4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5];['Data mapping'.$A$2:.$B$22];2;0)&amp;&quot;_&quot;&amp;VLOOKUP([.$D5];['Data mapping'.$D$2:.$E$22];2;0)&amp;&quot;_&quot;&amp;VLOOKUP([.$E5];['Data mapping'.$G$2:.$H$22];2;0)&amp;&quot;_&quot;&amp;VLOOKUP([.$F5];['Data mapping'.$J$2:.$K$22];2;0)&amp;&quot;_&quot;&amp;VLOOKUP([.$G5];['Data mapping'.$M$2:.$N$22];2;0)&amp;&quot;_&quot;&amp;VLOOKUP([.$H5];['Data mapping'.$P$2:.$Q$22];2;0)&amp;&quot;_&quot;&amp;VLOOKUP([.$I5];['Data mapping'.$S$2:.$T$22];2;0)&amp;&quot;_&quot;&amp;VLOOKUP([.$J5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6];['Data mapping'.$A$2:.$B$22];2;0)&amp;&quot;_&quot;&amp;VLOOKUP([.$D6];['Data mapping'.$D$2:.$E$22];2;0)&amp;&quot;_&quot;&amp;VLOOKUP([.$E6];['Data mapping'.$G$2:.$H$22];2;0)&amp;&quot;_&quot;&amp;VLOOKUP([.$F6];['Data mapping'.$J$2:.$K$22];2;0)&amp;&quot;_&quot;&amp;VLOOKUP([.$G6];['Data mapping'.$M$2:.$N$22];2;0)&amp;&quot;_&quot;&amp;VLOOKUP([.$H6];['Data mapping'.$P$2:.$Q$22];2;0)&amp;&quot;_&quot;&amp;VLOOKUP([.$I6];['Data mapping'.$S$2:.$T$22];2;0)&amp;&quot;_&quot;&amp;VLOOKUP([.$J6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7];['Data mapping'.$A$2:.$B$22];2;0)&amp;&quot;_&quot;&amp;VLOOKUP([.$D7];['Data mapping'.$D$2:.$E$22];2;0)&amp;&quot;_&quot;&amp;VLOOKUP([.$E7];['Data mapping'.$G$2:.$H$22];2;0)&amp;&quot;_&quot;&amp;VLOOKUP([.$F7];['Data mapping'.$J$2:.$K$22];2;0)&amp;&quot;_&quot;&amp;VLOOKUP([.$G7];['Data mapping'.$M$2:.$N$22];2;0)&amp;&quot;_&quot;&amp;VLOOKUP([.$H7];['Data mapping'.$P$2:.$Q$22];2;0)&amp;&quot;_&quot;&amp;VLOOKUP([.$I7];['Data mapping'.$S$2:.$T$22];2;0)&amp;&quot;_&quot;&amp;VLOOKUP([.$J7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8];['Data mapping'.$A$2:.$B$22];2;0)&amp;&quot;_&quot;&amp;VLOOKUP([.$D8];['Data mapping'.$D$2:.$E$22];2;0)&amp;&quot;_&quot;&amp;VLOOKUP([.$E8];['Data mapping'.$G$2:.$H$22];2;0)&amp;&quot;_&quot;&amp;VLOOKUP([.$F8];['Data mapping'.$J$2:.$K$22];2;0)&amp;&quot;_&quot;&amp;VLOOKUP([.$G8];['Data mapping'.$M$2:.$N$22];2;0)&amp;&quot;_&quot;&amp;VLOOKUP([.$H8];['Data mapping'.$P$2:.$Q$22];2;0)&amp;&quot;_&quot;&amp;VLOOKUP([.$I8];['Data mapping'.$S$2:.$T$22];2;0)&amp;&quot;_&quot;&amp;VLOOKUP([.$J8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9];['Data mapping'.$A$2:.$B$22];2;0)&amp;&quot;_&quot;&amp;VLOOKUP([.$D9];['Data mapping'.$D$2:.$E$22];2;0)&amp;&quot;_&quot;&amp;VLOOKUP([.$E9];['Data mapping'.$G$2:.$H$22];2;0)&amp;&quot;_&quot;&amp;VLOOKUP([.$F9];['Data mapping'.$J$2:.$K$22];2;0)&amp;&quot;_&quot;&amp;VLOOKUP([.$G9];['Data mapping'.$M$2:.$N$22];2;0)&amp;&quot;_&quot;&amp;VLOOKUP([.$H9];['Data mapping'.$P$2:.$Q$22];2;0)&amp;&quot;_&quot;&amp;VLOOKUP([.$I9];['Data mapping'.$S$2:.$T$22];2;0)&amp;&quot;_&quot;&amp;VLOOKUP([.$J9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10];['Data mapping'.$A$2:.$B$22];2;0)&amp;&quot;_&quot;&amp;VLOOKUP([.$D10];['Data mapping'.$D$2:.$E$22];2;0)&amp;&quot;_&quot;&amp;VLOOKUP([.$E10];['Data mapping'.$G$2:.$H$22];2;0)&amp;&quot;_&quot;&amp;VLOOKUP([.$F10];['Data mapping'.$J$2:.$K$22];2;0)&amp;&quot;_&quot;&amp;VLOOKUP([.$G10];['Data mapping'.$M$2:.$N$22];2;0)&amp;&quot;_&quot;&amp;VLOOKUP([.$H10];['Data mapping'.$P$2:.$Q$22];2;0)&amp;&quot;_&quot;&amp;VLOOKUP([.$I10];['Data mapping'.$S$2:.$T$22];2;0)&amp;&quot;_&quot;&amp;VLOOKUP([.$J10];['Data mapping'.$V$2:.$W$22];2;0)" office:value-type="string" office:string-value="" calcext:value-type="error">
            <text:p>#N/A</text:p>
          </table:table-cell>
          <table:table-cell table:number-columns-repeated="9"/>
        </table:table-row>
      </table:table>
      <table:table table:name="Data mapping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earning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kelihood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nk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ggreg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omplexit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Description</text:p>
          </table:table-cell>
          <table:covered-table-cell/>
          <table:table-cell table:number-columns-repeated="100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table:formula="of:=[.D2]" office:value-type="string" office:string-value="Name" calcext:value-type="string">
            <text:p>Name</text:p>
          </table:table-cell>
          <table:table-cell table:style-name="ce1" table:formula="of:=[.E2]" office:value-type="string" office:string-value="Slug" calcext:value-type="string">
            <text:p>Slug</text:p>
          </table:table-cell>
          <table:table-cell table:style-name="ce1"/>
          <table:table-cell table:style-name="ce1" table:formula="of:=[.G2]" office:value-type="string" office:string-value="Name" calcext:value-type="string">
            <text:p>Name</text:p>
          </table:table-cell>
          <table:table-cell table:style-name="ce1" table:formula="of:=[.H2]" office:value-type="string" office:string-value="Slug" calcext:value-type="string">
            <text:p>Slug</text:p>
          </table:table-cell>
          <table:table-cell table:style-name="ce1"/>
          <table:table-cell table:style-name="ce1" table:formula="of:=[.J2]" office:value-type="string" office:string-value="Name" calcext:value-type="string">
            <text:p>Name</text:p>
          </table:table-cell>
          <table:table-cell table:style-name="ce1" table:formula="of:=[.K2]" office:value-type="string" office:string-value="Slug" calcext:value-type="string">
            <text:p>Slug</text:p>
          </table:table-cell>
          <table:table-cell table:style-name="ce1"/>
          <table:table-cell table:style-name="ce1" table:formula="of:=[.M2]" office:value-type="string" office:string-value="Name" calcext:value-type="string">
            <text:p>Name</text:p>
          </table:table-cell>
          <table:table-cell table:style-name="ce1" table:formula="of:=[.N2]" office:value-type="string" office:string-value="Slug" calcext:value-type="string">
            <text:p>Slug</text:p>
          </table:table-cell>
          <table:table-cell table:style-name="ce1"/>
          <table:table-cell table:style-name="ce1" table:formula="of:=[.P2]" office:value-type="string" office:string-value="Name" calcext:value-type="string">
            <text:p>Name</text:p>
          </table:table-cell>
          <table:table-cell table:style-name="ce1" table:formula="of:=[.Q2]" office:value-type="string" office:string-value="Slug" calcext:value-type="string">
            <text:p>Slug</text:p>
          </table:table-cell>
          <table:table-cell table:style-name="ce1"/>
          <table:table-cell table:style-name="ce1" table:formula="of:=[.S2]" office:value-type="string" office:string-value="Name" calcext:value-type="string">
            <text:p>Name</text:p>
          </table:table-cell>
          <table:table-cell table:style-name="ce1" table:formula="of:=[.T2]" office:value-type="string" office:string-value="Slug" calcext:value-type="string">
            <text:p>Slug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arketing Mix Modeling</text:p>
          </table:table-cell>
          <table:table-cell office:value-type="string" calcext:value-type="string">
            <text:p>mmm</text:p>
          </table:table-cell>
          <table:table-cell/>
          <table:table-cell office:value-type="string" calcext:value-type="string">
            <text:p>Supervised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regr</text:p>
          </table:table-cell>
          <table:table-cell/>
          <table:table-cell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Media, Weather, Seasonality</text:p>
          </table:table-cell>
          <table:table-cell office:value-type="string" calcext:value-type="string">
            <text:p>m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epoint timeseries</text:p>
          </table:table-cell>
          <table:table-cell office:value-type="string" calcext:value-type="string">
            <text:p>cpts</text:p>
          </table:table-cell>
          <table:table-cell/>
          <table:table-cell office:value-type="string" calcext:value-type="string">
            <text:p>Un-supervised</text:p>
          </table:table-cell>
          <table:table-cell office:value-type="string" calcext:value-type="string">
            <text:p>unsup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Student-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logistic</text:p>
          </table:table-cell>
          <table:table-cell office:value-type="string" calcext:value-type="string">
            <text:p>logit</text:p>
          </table:table-cell>
          <table:table-cell/>
          <table:table-cell office:value-type="string" calcext:value-type="string">
            <text:p>Monthly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nonlin</text:p>
          </table:table-cell>
          <table:table-cell/>
          <table:table-cell office:value-type="string" calcext:value-type="string">
            <text:p>Response only</text:p>
          </table:table-cell>
          <table:table-cell office:value-type="string" calcext:value-type="string">
            <text:p>resp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auchy</text:p>
          </table:table-cell>
          <table:table-cell office:value-type="string" calcext:value-type="string">
            <text:p>cau</text:p>
          </table:table-cell>
          <table:table-cell table:number-columns-repeated="4"/>
          <table:table-cell office:value-type="string" calcext:value-type="string">
            <text:p>Hourly</text:p>
          </table:table-cell>
          <table:table-cell office:value-type="string" calcext:value-type="string">
            <text:p>hour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Exponential</text:p>
          </table:table-cell>
          <table:table-cell office:value-type="string" calcext:value-type="string">
            <text:p>exp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9:39:12.18410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een</meta:initial-creator>
    <meta:creation-date>2017-07-29T12:35:05.244180689</meta:creation-date>
    <dc:date>2017-08-25T10:46:45.317317083</dc:date>
    <dc:creator>Michael Green</dc:creator>
    <meta:editing-duration>PT1H57M43S</meta:editing-duration>
    <meta:editing-cycles>11</meta:editing-cycles>
    <meta:generator>LibreOffice/5.1.6.2$Linux_X86_64 LibreOffice_project/10m0$Build-2</meta:generator>
    <meta:document-statistic meta:table-count="2" meta:cell-count="102" meta:object-count="0"/>
  </office:meta>
</office:document-meta>
</file>